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66ff66" draw:textarea-horizontal-align="justify" draw:textarea-vertical-align="middle" draw:auto-grow-height="false" fo:min-height="3.65cm" fo:min-width="3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solid" draw:fill-color="#ff9900" draw:textarea-horizontal-align="justify" draw:textarea-vertical-align="middle" draw:auto-grow-height="false" fo:min-height="3.65cm" fo:min-width="3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99ffff" draw:textarea-horizontal-align="justify" draw:textarea-vertical-align="middle" draw:auto-grow-height="false" fo:min-height="3.65cm" fo:min-width="3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solid" draw:fill-color="#66ff66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solid" draw:fill-color="#ff9900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="solid" draw:fill-color="#99ffff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draw:fill="solid" draw:fill-color="#99ffff" draw:textarea-horizontal-align="justify" draw:textarea-vertical-align="middle" draw:auto-grow-height="false" fo:min-height="0.65cm" fo:min-width="0.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5cm" draw:fill="solid" draw:fill-color="#ff9900" draw:textarea-horizontal-align="justify" draw:textarea-vertical-align="middle" draw:auto-grow-height="false" fo:min-height="0.65cm" fo:min-width="0.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5cm" draw:marker-end-width="0.5cm" draw:fill="solid" draw:fill-color="#66ff66" draw:textarea-horizontal-align="justify" draw:textarea-vertical-align="middle" draw:auto-grow-height="false" fo:min-height="0.65cm" fo:min-width="0.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2.253cm"/>
    </style:style>
    <style:style style:name="gr11" style:family="graphic" style:parent-style-name="objectwithoutfill">
      <style:graphic-properties svg:stroke-width="0.2cm" svg:stroke-color="#ff0000" draw:marker-start="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2cm" svg:stroke-color="#990000" draw:marker-start="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P1" style:family="paragraph">
      <loext:graphic-properties draw:fill="solid" draw:fill-color="#66ff66"/>
      <style:paragraph-properties fo:text-align="center"/>
    </style:style>
    <style:style style:name="P2" style:family="paragraph">
      <loext:graphic-properties draw:fill="solid" draw:fill-color="#ff9900"/>
      <style:paragraph-properties fo:text-align="center"/>
    </style:style>
    <style:style style:name="P3" style:family="paragraph">
      <loext:graphic-properties draw:fill="solid" draw:fill-color="#99ffff"/>
      <style:paragraph-properties fo:text-align="center"/>
    </style:style>
    <style:style style:name="P4" style:family="paragraph">
      <loext:graphic-properties draw:fill="solid" draw:fill-color="#66ff66"/>
      <style:paragraph-properties fo:text-align="center"/>
      <style:text-properties fo:font-weight="bold"/>
    </style:style>
    <style:style style:name="P5" style:family="paragraph">
      <style:text-properties style:font-name="Calibri" fo:font-size="32pt" fo:font-weight="bold" style:font-size-asian="18pt" style:font-size-complex="18pt"/>
    </style:style>
    <style:style style:name="P6" style:family="paragraph">
      <loext:graphic-properties draw:fill="none" draw:fill-color="#ffffff"/>
      <style:text-properties style:font-name="Calibri" fo:font-size="32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3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4cm" draw:transform="rotate (1.5707963267949) translate (0cm 1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4cm" draw:transform="rotate (1.5707963267949) translate (0cm 12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4cm" draw:transform="rotate (1.5707963267949) translate (0cm 8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4cm" draw:transform="rotate (1.5707963267949) translate (0cm 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cm" draw:transform="rotate (1.5707963267949) translate (4cm 1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4cm" draw:transform="rotate (1.5707963267949) translate (4cm 8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4cm" draw:transform="rotate (1.5707963267949) translate (4cm 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4cm" draw:transform="rotate (1.5707963267949) translate (8cm 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4cm" draw:transform="rotate (1.5707963267949) translate (8cm 1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draw:transform="rotate (1.5707963267949) translate (4cm 1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draw:transform="rotate (1.5707963267949) translate (4cm 10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2cm" draw:transform="rotate (1.5707963267949) translate (6cm 1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2cm" draw:transform="rotate (1.5707963267949) translate (6cm 10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draw:transform="rotate (1.5707963267949) translate (8cm 1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draw:transform="rotate (1.5707963267949) translate (8cm 10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2cm" draw:transform="rotate (1.5707963267949) translate (8cm 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draw:transform="rotate (1.5707963267949) translate (8cm 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2cm" draw:transform="rotate (1.5707963267949) translate (10cm 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draw:transform="rotate (1.5707963267949) translate (10cm 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draw:transform="rotate (1.5707963267949) translate (12cm 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draw:transform="rotate (1.5707963267949) translate (12cm 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2cm" draw:transform="rotate (1.5707963267949) translate (12cm 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2cm" draw:transform="rotate (1.5707963267949) translate (14cm 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draw:transform="rotate (1.5707963267949) translate (14cm 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cm" draw:transform="rotate (1.5707963267949) translate (10cm 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cm" draw:transform="rotate (1.5707963267949) translate (11cm 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cm" draw:transform="rotate (1.5707963267949) translate (14cm 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cm" draw:transform="rotate (1.5707963267949) translate (14cm 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cm" draw:transform="rotate (1.5707963267949) translate (15cm 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cm" draw:transform="rotate (1.5707963267949) translate (12cm 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cm" draw:transform="rotate (1.5707963267949) translate (13cm 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5707963267949) translate (12cm 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draw:transform="rotate (1.5707963267949) translate (12cm 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5707963267949) translate (13cm 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5707963267949) translate (13cm 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cm" draw:transform="rotate (1.5707963267949) translate (14cm 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cm" draw:transform="rotate (1.5707963267949) translate (14cm 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4cm" draw:transform="rotate (1.5707963267949) translate (18cm 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cm" draw:transform="rotate (1.5707963267949) translate (22cm 1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4cm" draw:transform="rotate (1.5707963267949) translate (26cm 1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draw:transform="rotate (1.5707963267949) translate (20cm 1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draw:transform="rotate (1.5707963267949) translate (20cm 10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2cm" draw:transform="rotate (1.5707963267949) translate (22cm 1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draw:transform="rotate (1.5707963267949) translate (24cm 1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2cm" draw:transform="rotate (1.5707963267949) translate (22cm 10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draw:transform="rotate (1.5707963267949) translate (22cm 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draw:transform="rotate (1.5707963267949) translate (24cm 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draw:transform="rotate (1.5707963267949) translate (26cm 1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draw:transform="rotate (1.5707963267949) translate (28cm 1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draw:transform="rotate (1.5707963267949) translate (26cm 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draw:transform="rotate (1.5707963267949) translate (24cm 10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5707963267949) translate (24cm 9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draw:transform="rotate (1.5707963267949) translate (25cm 10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5707963267949) translate (25cm 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5707963267949) translate (28cm 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5707963267949) translate (28cm 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draw:transform="rotate (1.5707963267949) translate (29cm 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5707963267949) translate (29cm 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draw:transform="rotate (1.5707963267949) translate (26cm 10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5707963267949) translate (26cm 9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draw:transform="rotate (1.5707963267949) translate (27cm 10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5707963267949) translate (27cm 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cm" draw:transform="rotate (1.5707963267949) translate (26cm 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cm" draw:transform="rotate (1.5707963267949) translate (27cm 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cm" draw:transform="rotate (1.5707963267949) translate (27cm 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draw:transform="rotate (1.5707963267949) translate (28cm 10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draw:transform="rotate (1.5707963267949) translate (28cm 9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draw:transform="rotate (1.5707963267949) translate (29cm 10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draw:transform="rotate (1.5707963267949) translate (29cm 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5707963267949) translate (28cm 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draw:transform="rotate (1.5707963267949) translate (28cm 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draw:transform="rotate (1.5707963267949) translate (29cm 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cm" svg:height="1cm" draw:transform="rotate (1.5707963267949) translate (29cm 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draw:transform="rotate (1.5707963267949) translate (28cm 4cm)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7cm" svg:height="2.503cm" svg:x="0.2cm" svg:y="14.597cm">
          <draw:text-box>
            <text:p text:style-name="P5"><text:span text:style-name="T1">LOCAL</text:span></text:p>
          </draw:text-box>
        </draw:frame>
        <draw:frame draw:style-name="gr10" draw:text-style-name="P6" draw:layer="layout" svg:width="3.7cm" svg:height="2.503cm" svg:x="4.2cm" svg:y="14.598cm">
          <draw:text-box>
            <text:p text:style-name="P5"><text:span text:style-name="T1">INNER</text:span></text:p>
          </draw:text-box>
        </draw:frame>
        <draw:frame draw:style-name="gr10" draw:text-style-name="P6" draw:layer="layout" svg:width="3.9cm" svg:height="2.503cm" svg:x="8.1cm" svg:y="14.6cm">
          <draw:text-box>
            <text:p text:style-name="P5"><text:span text:style-name="T1">OUTER</text:span></text:p>
          </draw:text-box>
        </draw:frame>
        <draw:frame draw:style-name="gr10" draw:text-style-name="P6" draw:layer="layout" svg:width="3.9cm" svg:height="2.503cm" svg:x="18.1cm" svg:y="14.601cm">
          <draw:text-box>
            <text:p text:style-name="P5"><text:span text:style-name="T1">OUTER</text:span></text:p>
          </draw:text-box>
        </draw:frame>
        <draw:frame draw:style-name="gr10" draw:text-style-name="P6" draw:layer="layout" svg:width="3.7cm" svg:height="2.503cm" svg:x="22.2cm" svg:y="14.599cm">
          <draw:text-box>
            <text:p text:style-name="P5"><text:span text:style-name="T1">INNER</text:span></text:p>
          </draw:text-box>
        </draw:frame>
        <draw:frame draw:style-name="gr10" draw:text-style-name="P6" draw:layer="layout" svg:width="3.7cm" svg:height="2.503cm" svg:x="26.3cm" svg:y="14.598cm">
          <draw:text-box>
            <text:p text:style-name="P5"><text:span text:style-name="T1">LOCAL</text:span></text:p>
          </draw:text-box>
        </draw:frame>
        <draw:path draw:style-name="gr11" draw:text-style-name="P7" draw:layer="layout" svg:width="5.984cm" svg:height="13.557cm" draw:transform="skewX (0.110479341651241) rotate (1.82875599023966) translate (6.72426847081513cm 16.2870847832385cm)" svg:viewBox="0 0 5985 13558" svg:d="M2055 0c3113 798 4383 4476 3787 8373-596 3898-2916 5677-5842 5067">
          <text:p/>
        </draw:path>
        <draw:path draw:style-name="gr12" draw:text-style-name="P7" draw:layer="layout" svg:width="5.647cm" svg:height="13.677cm" draw:transform="skewX (-0.141197136486341) rotate (-1.8484782107872) translate (25.1171615089099cm 10.7315906813959cm)" svg:viewBox="0 0 5648 13678" svg:d="M3711 0c-2939 805-4138 4515-3576 8448 561 3932 2752 5728 5513 511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1T01:05:06.303656467</meta:creation-date>
    <dc:date>2020-05-31T02:08:42.612367959</dc:date>
    <meta:editing-duration>PT11M24S</meta:editing-duration>
    <meta:editing-cycles>3</meta:editing-cycles>
    <meta:generator>LibreOffice/5.2.7.2$Linux_X86_64 LibreOffice_project/20m0$Build-2</meta:generator>
    <meta:document-statistic meta:object-count="82"/>
  </office:meta>
</office:document-meta>
</file>